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svg:stroke-width="0cm" draw:marker-start-width="0.353cm" draw:marker-end-width="0.353cm" draw:fill-color="#ffffff" draw:textarea-horizontal-align="justify" draw:textarea-vertical-align="middle" draw:auto-grow-height="false" fo:min-height="1.217cm" fo:min-width="2.83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3cm" draw:marker-end-width="0.353cm" draw:fill-color="#ffffff" draw:textarea-horizontal-align="justify" draw:textarea-vertical-align="middle" draw:auto-grow-height="false" fo:min-height="1.219cm" fo:min-width="2.83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draw:marker-start-width="0.353cm" draw:marker-end-width="0.353cm" draw:fill-color="#ffffff" draw:textarea-horizontal-align="justify" draw:textarea-vertical-align="middle" draw:auto-grow-height="false" fo:min-height="2.715cm" fo:min-width="4.47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cm" draw:marker-start-width="0.353cm" draw:marker-end-width="0.353cm" draw:fill-color="#ffffff" draw:textarea-horizontal-align="justify" draw:textarea-vertical-align="middle" draw:auto-grow-height="false" fo:min-height="3.201cm" fo:min-width="4.65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832cm" svg:height="1.218cm" svg:x="0.787cm" svg:y="0.542cm"><text:p/><draw:enhanced-geometry svg:viewBox="0 0 21600 21600" draw:type="rectangle" draw:enhanced-path="M 0 0 L 21600 0 21600 21600 0 21600 0 0 Z N"/></draw:custom-shape><draw:frame text:anchor-type="paragraph" draw:z-index="1" draw:style-name="gr2" draw:text-style-name="P2" svg:width="2.091cm" svg:height="0.609cm" svg:x="0.893cm" svg:y="0.938cm"><draw:text-box><text:p>Admin</text:p></draw:text-box></draw:frame><draw:custom-shape text:anchor-type="paragraph" draw:z-index="2" draw:style-name="gr1" draw:text-style-name="P1" svg:width="2.832cm" svg:height="1.218cm" svg:x="9.333cm" svg:y="0.25cm"><text:p/><draw:enhanced-geometry svg:viewBox="0 0 21600 21600" draw:type="rectangle" draw:enhanced-path="M 0 0 L 21600 0 21600 21600 0 21600 0 0 Z N"/></draw:custom-shape><draw:frame text:anchor-type="paragraph" draw:z-index="3" draw:style-name="gr3" draw:text-style-name="P2" svg:width="2.091cm" svg:height="0.976cm" svg:x="9.677cm" svg:y="0.542cm"><draw:text-box><text:p>Registar</text:p><text:p/></draw:text-box></draw:frame><draw:frame text:anchor-type="paragraph" draw:z-index="5" draw:style-name="gr5" draw:text-style-name="P2" svg:width="2.461cm" svg:height="1.463cm" svg:x="11.635cm" svg:y="3.822cm"><draw:text-box><text:p>Head Registar</text:p><text:p/></draw:text-box></draw:frame><draw:custom-shape text:anchor-type="paragraph" draw:z-index="4" draw:style-name="gr4" draw:text-style-name="P3" svg:width="2.834cm" svg:height="1.22cm" svg:x="11.423cm" svg:y="3.584cm"><text:p/><draw:enhanced-geometry svg:viewBox="0 0 21600 21600" draw:type="rectangle" draw:enhanced-path="M 0 0 L 21600 0 21600 21600 0 21600 0 0 Z N"/></draw:custom-shape><draw:custom-shape text:anchor-type="paragraph" draw:z-index="6" draw:style-name="gr1" draw:text-style-name="P1" svg:width="2.832cm" svg:height="1.218cm" svg:x="0.628cm" svg:y="4.034cm"><text:p/><draw:enhanced-geometry svg:viewBox="0 0 21600 21600" draw:type="rectangle" draw:enhanced-path="M 0 0 L 21600 0 21600 21600 0 21600 0 0 Z N"/></draw:custom-shape><draw:frame text:anchor-type="paragraph" draw:z-index="7" draw:style-name="gr3" draw:text-style-name="P2" svg:width="2.091cm" svg:height="0.976cm" svg:x="1.104cm" svg:y="4.276cm"><draw:text-box><text:p>Database</text:p><text:p/></draw:text-box></draw:frame><draw:line text:anchor-type="paragraph" draw:z-index="8" draw:style-name="gr6" draw:text-style-name="P4" svg:x1="1.951cm" svg:y1="1.759cm" svg:x2="1.951cm" svg:y2="4.034cm"><text:p/></draw:line><draw:line text:anchor-type="paragraph" draw:z-index="9" draw:style-name="gr6" draw:text-style-name="P4" svg:x1="3.618cm" svg:y1="1.018cm" svg:x2="9.333cm" svg:y2="0.912cm"><text:p/></draw:line><draw:frame text:anchor-type="paragraph" draw:z-index="10" draw:style-name="gr7" draw:text-style-name="P5" svg:width="4.128cm" svg:height="1.615cm" svg:x="1.951cm" svg:y="2.42cm"><draw:text-box><text:p><text:span text:style-name="T1">1.Add registar details</text:span></text:p><text:p><text:span text:style-name="T1">6.Set salary</text:span></text:p></draw:text-box></draw:frame><draw:line text:anchor-type="paragraph" draw:z-index="11" draw:style-name="gr6" draw:text-style-name="P4" svg:x1="3.618cm" svg:y1="1.018cm" svg:x2="11.423cm" svg:y2="3.584cm"><text:p/></draw:line><draw:frame text:anchor-type="paragraph" draw:z-index="12" draw:style-name="gr8" draw:text-style-name="P5" svg:width="2.673cm" svg:height="0.814cm" svg:x="4.888cm" svg:y="0.568cm"><draw:text-box><text:p><text:span text:style-name="T1">2.Add registar</text:span></text:p><text:p><text:span text:style-name="T1"/></text:p></draw:text-box></draw:frame><draw:frame text:anchor-type="paragraph" draw:z-index="13" draw:style-name="gr8" draw:text-style-name="P5" svg:width="2.673cm" svg:height="0.814cm" svg:x="3.988cm" svg:y="3.796cm"><draw:text-box><text:p><text:span text:style-name="T1">3.Registar Added</text:span></text:p><text:p><text:span text:style-name="T1"/></text:p></draw:text-box></draw:frame><draw:frame text:anchor-type="paragraph" draw:z-index="14" draw:style-name="gr9" draw:text-style-name="P5" svg:width="2.673cm" svg:height="1.22cm" svg:x="9.544cm" svg:y="2.163cm"><draw:text-box><text:p><text:span text:style-name="T1">4.Set as head registar(optional)</text:span></text:p><text:p><text:span text:style-name="T1"/></text:p></draw:text-box></draw:frame><draw:frame text:anchor-type="paragraph" draw:z-index="15" draw:style-name="gr9" draw:text-style-name="P5" svg:width="2.673cm" svg:height="1.22cm" svg:x="7.825cm" svg:y="3.115cm"><draw:text-box><text:p><text:span text:style-name="T1">5.Head Registar Added</text:span></text:p><text:p><text:span text:style-name="T1"/></text:p></draw:text-box></draw:frame><draw:custom-shape text:anchor-type="paragraph" draw:z-index="16" draw:style-name="gr1" draw:text-style-name="P1" svg:width="2.832cm" svg:height="1.218cm" svg:x="0.813cm" svg:y="6.839cm"><text:p/><draw:enhanced-geometry svg:viewBox="0 0 21600 21600" draw:type="rectangle" draw:enhanced-path="M 0 0 L 21600 0 21600 21600 0 21600 0 0 Z N"/></draw:custom-shape><draw:custom-shape text:anchor-type="paragraph" draw:z-index="17" draw:style-name="gr1" draw:text-style-name="P1" svg:width="2.832cm" svg:height="1.218cm" svg:x="0.84cm" svg:y="11.045cm"><text:p/><draw:enhanced-geometry svg:viewBox="0 0 21600 21600" draw:type="rectangle" draw:enhanced-path="M 0 0 L 21600 0 21600 21600 0 21600 0 0 Z N"/></draw:custom-shape><draw:line text:anchor-type="paragraph" draw:z-index="18" draw:style-name="gr6" draw:text-style-name="P4" svg:x1="1.924cm" svg:y1="8.056cm" svg:x2="1.95cm" svg:y2="11.046cm"><text:p/></draw:line><draw:custom-shape text:anchor-type="paragraph" draw:z-index="19" draw:style-name="gr1" draw:text-style-name="P1" svg:width="2.832cm" svg:height="1.218cm" svg:x="9.994cm" svg:y="6.944cm"><text:p/><draw:enhanced-geometry svg:viewBox="0 0 21600 21600" draw:type="rectangle" draw:enhanced-path="M 0 0 L 21600 0 21600 21600 0 21600 0 0 Z N"/></draw:custom-shape><draw:custom-shape text:anchor-type="paragraph" draw:z-index="20" draw:style-name="gr1" draw:text-style-name="P1" svg:width="2.832cm" svg:height="1.218cm" svg:x="9.941cm" svg:y="11.31cm"><text:p/><draw:enhanced-geometry svg:viewBox="0 0 21600 21600" draw:type="rectangle" draw:enhanced-path="M 0 0 L 21600 0 21600 21600 0 21600 0 0 Z N"/></draw:custom-shape><draw:frame text:anchor-type="paragraph" draw:z-index="21" draw:style-name="gr3" draw:text-style-name="P2" svg:width="2.091cm" svg:height="0.976cm" svg:x="1.316cm" svg:y="11.287cm"><draw:text-box><text:p>Database</text:p><text:p/></draw:text-box></draw:frame><draw:frame text:anchor-type="paragraph" draw:z-index="22" draw:style-name="gr2" draw:text-style-name="P2" svg:width="2.091cm" svg:height="0.609cm" svg:x="1.21cm" svg:y="7.08cm"><draw:text-box><text:p>Registar</text:p></draw:text-box></draw:frame><draw:frame text:anchor-type="paragraph" draw:z-index="23" draw:style-name="gr2" draw:text-style-name="P2" svg:width="2.091cm" svg:height="0.609cm" svg:x="10.576cm" svg:y="7.186cm"><draw:text-box><text:p>Teacher</text:p></draw:text-box></draw:frame><draw:frame text:anchor-type="paragraph" draw:z-index="24" draw:style-name="gr3" draw:text-style-name="P2" svg:width="2.567cm" svg:height="0.976cm" svg:x="9.941cm" svg:y="11.419cm"><draw:text-box><text:p>Correspondent</text:p></draw:text-box></draw:frame><draw:line text:anchor-type="paragraph" draw:z-index="25" draw:style-name="gr6" draw:text-style-name="P4" svg:x1="3.644cm" svg:y1="7.156cm" svg:x2="9.994cm" svg:y2="7.103cm"><text:p/></draw:line><draw:line text:anchor-type="paragraph" draw:z-index="26" draw:style-name="gr6" draw:text-style-name="P4" svg:x1="3.274cm" svg:y1="4.034cm" svg:x2="10.497cm" svg:y2="1.468cm"><text:p/></draw:line><draw:line text:anchor-type="paragraph" draw:z-index="27" draw:style-name="gr6" draw:text-style-name="P4" svg:x1="3.671cm" svg:y1="11.469cm" svg:x2="9.942cm" svg:y2="11.31cm"><text:p/></draw:line><draw:line text:anchor-type="paragraph" draw:z-index="28" draw:style-name="gr6" draw:text-style-name="P4" svg:x1="10.285cm" svg:y1="8.162cm" svg:x2="10.391cm" svg:y2="11.311cm"><text:p/></draw:line><draw:frame text:anchor-type="paragraph" draw:z-index="29" draw:style-name="gr7" draw:text-style-name="P5" svg:width="4.128cm" svg:height="1.615cm" svg:x="1.951cm" svg:y="8.982cm"><draw:text-box><text:p><text:span text:style-name="T1">1.Add teacher details</text:span></text:p><text:p><text:span text:style-name="T1"/></text:p></draw:text-box></draw:frame><draw:frame text:anchor-type="paragraph" draw:z-index="30" draw:style-name="gr8" draw:text-style-name="P5" svg:width="2.673cm" svg:height="0.814cm" svg:x="5.549cm" svg:y="6.521cm"><draw:text-box><text:p><text:span text:style-name="T1">2.Add teacher</text:span></text:p><text:p><text:span text:style-name="T1"/></text:p></draw:text-box></draw:frame><draw:frame text:anchor-type="paragraph" draw:z-index="31" draw:style-name="gr9" draw:text-style-name="P5" svg:width="3.096cm" svg:height="1.22cm" svg:x="10.391cm" svg:y="9.088cm"><draw:text-box><text:p><text:span text:style-name="T1">3.Sent for approval</text:span></text:p><text:p><text:span text:style-name="T1"/></text:p></draw:text-box></draw:frame><draw:frame text:anchor-type="paragraph" draw:z-index="32" draw:style-name="gr8" draw:text-style-name="P5" svg:width="2.673cm" svg:height="0.814cm" svg:x="5.338cm" svg:y="10.358cm"><draw:text-box><text:p><text:span text:style-name="T1">4.Teacher added</text:span></text:p><text:p><text:span text:style-name="T1">5.Set salary</text:span></text:p></draw:text-box></draw:frame><draw:custom-shape text:anchor-type="paragraph" draw:z-index="33" draw:style-name="gr1" draw:text-style-name="P1" svg:width="2.832cm" svg:height="1.218cm" svg:x="1.263cm" svg:y="14.194cm"><text:p/><draw:enhanced-geometry svg:viewBox="0 0 21600 21600" draw:type="rectangle" draw:enhanced-path="M 0 0 L 21600 0 21600 21600 0 21600 0 0 Z N"/></draw:custom-shape><draw:custom-shape text:anchor-type="paragraph" draw:z-index="34" draw:style-name="gr1" draw:text-style-name="P1" svg:width="2.832cm" svg:height="1.218cm" svg:x="9.994cm" svg:y="14.406cm"><text:p/><draw:enhanced-geometry svg:viewBox="0 0 21600 21600" draw:type="rectangle" draw:enhanced-path="M 0 0 L 21600 0 21600 21600 0 21600 0 0 Z N"/></draw:custom-shape><draw:custom-shape text:anchor-type="paragraph" draw:z-index="35" draw:style-name="gr1" draw:text-style-name="P1" svg:width="2.832cm" svg:height="1.218cm" svg:x="1.369cm" svg:y="17.739cm"><text:p/><draw:enhanced-geometry svg:viewBox="0 0 21600 21600" draw:type="rectangle" draw:enhanced-path="M 0 0 L 21600 0 21600 21600 0 21600 0 0 Z N"/></draw:custom-shape><draw:line text:anchor-type="paragraph" draw:z-index="36" draw:style-name="gr6" draw:text-style-name="P4" svg:x1="2.692cm" svg:y1="15.411cm" svg:x2="2.692cm" svg:y2="17.739cm"><text:p/></draw:line><draw:line text:anchor-type="paragraph" draw:z-index="37" draw:style-name="gr6" draw:text-style-name="P4" svg:x1="4.094cm" svg:y1="14.829cm" svg:x2="9.994cm" svg:y2="14.829cm"><text:p/></draw:line><draw:frame text:anchor-type="paragraph" draw:z-index="38" draw:style-name="gr2" draw:text-style-name="P2" svg:width="2.091cm" svg:height="0.609cm" svg:x="1.739cm" svg:y="14.436cm"><draw:text-box><text:p>Registar</text:p></draw:text-box></draw:frame><draw:frame text:anchor-type="paragraph" draw:z-index="39" draw:style-name="gr2" draw:text-style-name="P2" svg:width="2.091cm" svg:height="0.609cm" svg:x="10.444cm" svg:y="14.647cm"><draw:text-box><text:p>Staff</text:p></draw:text-box></draw:frame><draw:frame text:anchor-type="paragraph" draw:z-index="40" draw:style-name="gr2" draw:text-style-name="P2" svg:width="2.091cm" svg:height="0.609cm" svg:x="1.713cm" svg:y="17.981cm"><draw:text-box><text:p>Database</text:p></draw:text-box></draw:frame><draw:frame text:anchor-type="paragraph" draw:z-index="41" draw:style-name="gr8" draw:text-style-name="P5" svg:width="2.673cm" svg:height="0.814cm" svg:x="5.549cm" svg:y="14.194cm"><draw:text-box><text:p><text:span text:style-name="T1">1.Get staff details</text:span></text:p><text:p><text:span text:style-name="T1"/></text:p></draw:text-box></draw:frame><draw:frame text:anchor-type="paragraph" draw:z-index="42" draw:style-name="gr8" draw:text-style-name="P5" svg:width="2.673cm" svg:height="0.814cm" svg:x="2.93cm" svg:y="15.967cm"><draw:text-box><text:p><text:span text:style-name="T1">2.Staff added</text:span></text:p><text:p><text:span text:style-name="T1">5.Set salary</text:span></text:p></draw:text-box></draw:frame><draw:custom-shape text:anchor-type="paragraph" draw:z-index="43" draw:style-name="gr1" draw:text-style-name="P1" svg:width="2.832cm" svg:height="1.218cm" svg:x="1.395cm" svg:y="20.941cm"><text:p/><draw:enhanced-geometry svg:viewBox="0 0 21600 21600" draw:type="rectangle" draw:enhanced-path="M 0 0 L 21600 0 21600 21600 0 21600 0 0 Z N"/></draw:custom-shape><draw:custom-shape text:anchor-type="paragraph" draw:z-index="44" draw:style-name="gr1" draw:text-style-name="P1" svg:width="2.832cm" svg:height="1.218cm" svg:x="10.153cm" svg:y="20.994cm"><text:p/><draw:enhanced-geometry svg:viewBox="0 0 21600 21600" draw:type="rectangle" draw:enhanced-path="M 0 0 L 21600 0 21600 21600 0 21600 0 0 Z N"/></draw:custom-shape><draw:custom-shape text:anchor-type="paragraph" draw:z-index="45" draw:style-name="gr1" draw:text-style-name="P1" svg:width="2.832cm" svg:height="1.218cm" svg:x="1.448cm" svg:y="24.486cm"><text:p/><draw:enhanced-geometry svg:viewBox="0 0 21600 21600" draw:type="rectangle" draw:enhanced-path="M 0 0 L 21600 0 21600 21600 0 21600 0 0 Z N"/></draw:custom-shape><draw:frame text:anchor-type="paragraph" draw:z-index="46" draw:style-name="gr2" draw:text-style-name="P2" svg:width="2.091cm" svg:height="0.609cm" svg:x="1.633cm" svg:y="24.86cm"><draw:text-box><text:p>Database</text:p></draw:text-box></draw:frame><draw:frame text:anchor-type="paragraph" draw:z-index="47" draw:style-name="gr3" draw:text-style-name="P2" svg:width="2.091cm" svg:height="0.976cm" svg:x="1.819cm" svg:y="21.183cm"><draw:text-box><text:p>Head registar</text:p></draw:text-box></draw:frame><draw:frame text:anchor-type="paragraph" draw:z-index="48" draw:style-name="gr3" draw:text-style-name="P2" svg:width="2.832cm" svg:height="0.976cm" svg:x="10.153cm" svg:y="21.235cm"><draw:text-box><text:p>Correspondent</text:p></draw:text-box></draw:frame><draw:line text:anchor-type="paragraph" draw:z-index="49" draw:style-name="gr6" draw:text-style-name="P4" svg:x1="4.253cm" svg:y1="21.576cm" svg:x2="10.153cm" svg:y2="21.576cm"><text:p/></draw:line><draw:frame text:anchor-type="paragraph" draw:z-index="50" draw:style-name="gr8" draw:text-style-name="P5" svg:width="3.705cm" svg:height="0.814cm" svg:x="5.39cm" svg:y="21.04cm"><draw:text-box><text:p><text:span text:style-name="T1">1.Propose fee structure</text:span></text:p></draw:text-box></draw:frame><draw:line text:anchor-type="paragraph" draw:z-index="51" draw:style-name="gr6" draw:text-style-name="P4" svg:x1="4.279cm" svg:y1="24.804cm" svg:x2="10.153cm" svg:y2="21.576cm"><text:p/></draw:line><draw:frame text:anchor-type="paragraph" draw:z-index="52" draw:style-name="gr8" draw:text-style-name="P5" svg:width="3.705cm" svg:height="0.814cm" svg:x="6.687cm" svg:y="23.5cm"><draw:text-box><text:p><text:span text:style-name="T1">2.Modify fees(if any)</text:span></text:p><text:p><text:span text:style-name="T1">3.Set fee stru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3" draw:style-name="gr1" draw:text-style-name="P1" svg:width="2.832cm" svg:height="1.218cm" svg:x="10.656cm" svg:y="-0.201cm"><text:p/><draw:enhanced-geometry svg:viewBox="0 0 21600 21600" draw:type="rectangle" draw:enhanced-path="M 0 0 L 21600 0 21600 21600 0 21600 0 0 Z N"/></draw:custom-shape><draw:custom-shape text:anchor-type="paragraph" draw:z-index="54" draw:style-name="gr1" draw:text-style-name="P1" svg:width="2.832cm" svg:height="1.218cm" svg:x="2.057cm" svg:y="-0.016cm"><text:p/><draw:enhanced-geometry svg:viewBox="0 0 21600 21600" draw:type="rectangle" draw:enhanced-path="M 0 0 L 21600 0 21600 21600 0 21600 0 0 Z N"/></draw:custom-shape><draw:frame text:anchor-type="paragraph" draw:z-index="59" draw:style-name="gr2" draw:text-style-name="P2" svg:width="2.091cm" svg:height="0.609cm" svg:x="11.105cm" svg:y="0.011cm"><draw:text-box><text:p>Registar</text:p></draw:text-box></draw:frame><draw:frame text:anchor-type="paragraph" draw:z-index="60" draw:style-name="gr2" draw:text-style-name="P2" svg:width="2.091cm" svg:height="0.976cm" svg:x="2.533cm" svg:y="0.191cm"><draw:text-box><text:p>Student</text:p><text:p/></draw:text-box></draw:frame><text:soft-page-break/></text:p>
      <text:p text:style-name="Standard"><draw:line text:anchor-type="paragraph" draw:z-index="56" draw:style-name="gr6" draw:text-style-name="P4" svg:x1="4.888cm" svg:y1="0.026cm" svg:x2="10.656cm" svg:y2="0.026cm"><text:p/></draw:line><draw:frame text:anchor-type="paragraph" draw:z-index="61" draw:style-name="gr8" draw:text-style-name="P5" svg:width="3.705cm" svg:height="1.22cm" svg:x="5.734cm" svg:y="0.245cm"><draw:text-box><text:p><text:span text:style-name="T1">1.Get Student details</text:span></text:p><text:p><text:span text:style-name="T1">4.Request for registration</text:span></text:p><text:p><text:span text:style-name="T1"/></text:p></draw:text-box></draw:frame></text:p>
      <text:p text:style-name="Standard"><draw:line text:anchor-type="paragraph" draw:z-index="57" draw:style-name="gr6" draw:text-style-name="P4" svg:x1="8.539cm" svg:y1="4.715cm" svg:x2="11.899cm" svg:y2="0.042cm"><text:p/></draw:line><draw:line text:anchor-type="paragraph" draw:z-index="65" draw:style-name="gr6" draw:text-style-name="P4" svg:x1="4.015cm" svg:y1="0.192cm" svg:x2="5.1cm" svg:y2="4.646cm"><text:p/></draw:line><draw:line text:anchor-type="paragraph" draw:z-index="66" draw:style-name="gr6" draw:text-style-name="P4" svg:x1="11.899cm" svg:y1="0.042cm" svg:x2="5.099cm" svg:y2="4.646cm"><text:p/></draw:line><draw:line text:anchor-type="paragraph" draw:z-index="71" draw:style-name="gr6" draw:text-style-name="P4" svg:x1="16.662cm" svg:y1="4.933cm" svg:x2="11.899cm" svg:y2="0.042cm"><text:p/></draw:line></text:p>
      <text:p text:style-name="Standard"><draw:custom-shape text:anchor-type="paragraph" draw:z-index="55" draw:style-name="gr1" draw:text-style-name="P1" svg:width="2.832cm" svg:height="1.218cm" svg:x="7.031cm" svg:y="4.228cm"><text:p/><draw:enhanced-geometry svg:viewBox="0 0 21600 21600" draw:type="rectangle" draw:enhanced-path="M 0 0 L 21600 0 21600 21600 0 21600 0 0 Z N"/></draw:custom-shape><draw:frame text:anchor-type="paragraph" draw:z-index="58" draw:style-name="gr2" draw:text-style-name="P2" svg:width="2.091cm" svg:height="0.609cm" svg:x="7.613cm" svg:y="4.424cm"><draw:text-box><text:p>Database</text:p></draw:text-box></draw:frame><draw:frame text:anchor-type="paragraph" draw:z-index="62" draw:style-name="gr9" draw:text-style-name="P5" svg:width="4.922cm" svg:height="1.22cm" svg:x="9.677cm" svg:y="2.79cm"><draw:text-box><text:p><text:span text:style-name="T1">2.Enter student details</text:span></text:p><text:p><text:span text:style-name="T1">3.Get Academic details &amp; fees</text:span></text:p><text:p><text:span text:style-name="T1">7.Register student</text:span></text:p></draw:text-box></draw:frame><draw:custom-shape text:anchor-type="paragraph" draw:z-index="63" draw:style-name="gr1" draw:text-style-name="P1" svg:width="2.832cm" svg:height="1.218cm" svg:x="3.141cm" svg:y="4.159cm"><text:p/><draw:enhanced-geometry svg:viewBox="0 0 21600 21600" draw:type="rectangle" draw:enhanced-path="M 0 0 L 21600 0 21600 21600 0 21600 0 0 Z N"/></draw:custom-shape><draw:frame text:anchor-type="paragraph" draw:z-index="64" draw:style-name="gr2" draw:text-style-name="P2" svg:width="2.091cm" svg:height="0.609cm" svg:x="3.433cm" svg:y="4.374cm"><draw:text-box><text:p>Finance</text:p></draw:text-box></draw:frame><draw:frame text:anchor-type="paragraph" draw:z-index="67" draw:style-name="gr8" draw:text-style-name="P5" svg:width="3.705cm" svg:height="0.814cm" svg:x="1.607cm" svg:y="2.103cm"><draw:text-box><text:p><text:span text:style-name="T1">5.Pay registration fee</text:span></text:p></draw:text-box></draw:frame><draw:frame text:anchor-type="paragraph" draw:z-index="68" draw:style-name="gr8" draw:text-style-name="P5" svg:width="3.705cm" svg:height="0.814cm" svg:x="5.867cm" svg:y="1.15cm"><draw:text-box><text:p><text:span text:style-name="T1">6.Approve registration </text:span></text:p></draw:text-box></draw:frame><draw:custom-shape text:anchor-type="paragraph" draw:z-index="69" draw:style-name="gr1" draw:text-style-name="P1" svg:width="2.832cm" svg:height="1.218cm" svg:x="15.524cm" svg:y="4.447cm"><text:p/><draw:enhanced-geometry svg:viewBox="0 0 21600 21600" draw:type="rectangle" draw:enhanced-path="M 0 0 L 21600 0 21600 21600 0 21600 0 0 Z N"/></draw:custom-shape><draw:frame text:anchor-type="paragraph" draw:z-index="70" draw:style-name="gr3" draw:text-style-name="P2" svg:width="2.62cm" svg:height="0.976cm" svg:x="15.524cm" svg:y="4.688cm"><draw:text-box><text:p>Correspondent</text:p></draw:text-box></draw:frame><draw:frame text:anchor-type="paragraph" draw:z-index="72" draw:style-name="gr8" draw:text-style-name="P5" svg:width="3.705cm" svg:height="0.814cm" svg:x="13.354cm" svg:y="0.383cm"><draw:text-box><text:p><text:span text:style-name="T1">8.Request reimbursment</text:span></text:p><text:p><text:span text:style-name="T1"><text:s text:c="3"/></text:span><text:span text:style-name="T1">Or concession </text:span></text:p></draw:text-box></draw:frame><draw:line text:anchor-type="paragraph" draw:z-index="73" draw:style-name="gr6" draw:text-style-name="P4" svg:x1="9.862cm" svg:y1="4.837cm" svg:x2="15.524cm" svg:y2="4.837cm"><text:p/></draw:line><draw:frame text:anchor-type="paragraph" draw:z-index="74" draw:style-name="gr8" draw:text-style-name="P5" svg:width="3.705cm" svg:height="0.814cm" svg:x="11.317cm" svg:y="4.837cm"><draw:text-box><text:p><text:span text:style-name="T1">9.SetStudentFees</text:span></text:p></draw:text-box></draw:frame><draw:custom-shape text:anchor-type="paragraph" draw:z-index="75" draw:style-name="gr1" draw:text-style-name="P1" svg:width="2.832cm" svg:height="1.218cm" svg:x="2.189cm" svg:y="7.176cm"><text:p/><draw:enhanced-geometry svg:viewBox="0 0 21600 21600" draw:type="rectangle" draw:enhanced-path="M 0 0 L 21600 0 21600 21600 0 21600 0 0 Z N"/></draw:custom-shape><draw:custom-shape text:anchor-type="paragraph" draw:z-index="76" draw:style-name="gr4" draw:text-style-name="P3" svg:width="2.834cm" svg:height="1.22cm" svg:x="2.321cm" svg:y="11.742cm"><text:p/><draw:enhanced-geometry svg:viewBox="0 0 21600 21600" draw:type="rectangle" draw:enhanced-path="M 0 0 L 21600 0 21600 21600 0 21600 0 0 Z N"/></draw:custom-shape><draw:custom-shape text:anchor-type="paragraph" draw:z-index="77" draw:style-name="gr1" draw:text-style-name="P1" svg:width="2.832cm" svg:height="1.218cm" svg:x="11.449cm" svg:y="11.822cm"><text:p/><draw:enhanced-geometry svg:viewBox="0 0 21600 21600" draw:type="rectangle" draw:enhanced-path="M 0 0 L 21600 0 21600 21600 0 21600 0 0 Z N"/></draw:custom-shape><draw:custom-shape text:anchor-type="paragraph" draw:z-index="78" draw:style-name="gr1" draw:text-style-name="P1" svg:width="2.832cm" svg:height="1.218cm" svg:x="13.884cm" svg:y="7.006cm"><text:p/><draw:enhanced-geometry svg:viewBox="0 0 21600 21600" draw:type="rectangle" draw:enhanced-path="M 0 0 L 21600 0 21600 21600 0 21600 0 0 Z N"/></draw:custom-shape><draw:frame text:anchor-type="paragraph" draw:z-index="79" draw:style-name="gr2" draw:text-style-name="P2" svg:width="2.091cm" svg:height="0.976cm" svg:x="2.692cm" svg:y="7.417cm"><draw:text-box><text:p>Student</text:p><text:p/></draw:text-box></draw:frame><draw:frame text:anchor-type="paragraph" draw:z-index="80" draw:style-name="gr2" draw:text-style-name="P2" svg:width="2.091cm" svg:height="0.609cm" svg:x="14.175cm" svg:y="7.297cm"><draw:text-box><text:p>Registar</text:p></draw:text-box></draw:frame><draw:frame text:anchor-type="paragraph" draw:z-index="82" draw:style-name="gr2" draw:text-style-name="P2" svg:width="2.091cm" svg:height="0.609cm" svg:x="11.873cm" svg:y="12.206cm"><draw:text-box><text:p>Finance</text:p></draw:text-box></draw:frame><draw:frame text:anchor-type="paragraph" draw:z-index="81" draw:style-name="gr2" draw:text-style-name="P2" svg:width="2.091cm" svg:height="0.609cm" svg:x="2.533cm" svg:y="11.98cm"><draw:text-box><text:p>Database</text:p></draw:text-box></draw:frame><draw:line text:anchor-type="paragraph" draw:z-index="84" draw:style-name="gr6" draw:text-style-name="P4" svg:x1="12.614cm" svg:y1="11.821cm" svg:x2="13.884cm" svg:y2="7.588cm"><text:p/></draw:line><draw:line text:anchor-type="paragraph" draw:z-index="85" draw:style-name="gr6" draw:text-style-name="P4" svg:x1="5.154cm" svg:y1="11.742cm" svg:x2="13.883cm" svg:y2="7.588cm"><text:p/></draw:line><draw:frame text:anchor-type="paragraph" draw:z-index="86" draw:style-name="gr8" draw:text-style-name="P5" svg:width="3.705cm" svg:height="0.814cm" svg:x="7.322cm" svg:y="7.138cm"><draw:text-box><text:p><text:span text:style-name="T1">1.Pay Fees</text:span></text:p></draw:text-box></draw:frame><draw:frame text:anchor-type="paragraph" draw:z-index="87" draw:style-name="gr8" draw:text-style-name="P5" svg:width="3.705cm" svg:height="0.814cm" svg:x="5.92cm" svg:y="9.361cm"><draw:text-box><text:p><text:span text:style-name="T1">2.Get dues</text:span></text:p><text:p><text:span text:style-name="T1">3.Return Dues</text:span></text:p></draw:text-box></draw:frame><draw:frame text:anchor-type="paragraph" draw:z-index="88" draw:style-name="gr8" draw:text-style-name="P5" svg:width="3.705cm" svg:height="0.814cm" svg:x="13.328cm" svg:y="9.573cm"><draw:text-box><text:p><text:span text:style-name="T1">4.Pay student fee</text:span></text:p><text:p><text:span text:style-name="T1">4.Update finance</text:span></text:p></draw:text-box></draw:frame><draw:custom-shape text:anchor-type="paragraph" draw:z-index="89" draw:style-name="gr4" draw:text-style-name="P3" svg:width="2.834cm" svg:height="1.22cm" svg:x="1.236cm" svg:y="14.679cm"><text:p/><draw:enhanced-geometry svg:viewBox="0 0 21600 21600" draw:type="rectangle" draw:enhanced-path="M 0 0 L 21600 0 21600 21600 0 21600 0 0 Z N"/></draw:custom-shape><draw:custom-shape text:anchor-type="paragraph" draw:z-index="90" draw:style-name="gr4" draw:text-style-name="P3" svg:width="2.834cm" svg:height="1.22cm" svg:x="8.962cm" svg:y="14.706cm"><text:p/><draw:enhanced-geometry svg:viewBox="0 0 21600 21600" draw:type="rectangle" draw:enhanced-path="M 0 0 L 21600 0 21600 21600 0 21600 0 0 Z N"/></draw:custom-shape><draw:custom-shape text:anchor-type="paragraph" draw:z-index="91" draw:style-name="gr4" draw:text-style-name="P3" svg:width="2.834cm" svg:height="1.22cm" svg:x="1.157cm" svg:y="16.769cm"><text:p/><draw:enhanced-geometry svg:viewBox="0 0 21600 21600" draw:type="rectangle" draw:enhanced-path="M 0 0 L 21600 0 21600 21600 0 21600 0 0 Z N"/></draw:custom-shape><draw:frame text:anchor-type="paragraph" draw:z-index="92" draw:style-name="gr2" draw:text-style-name="P2" svg:width="2.091cm" svg:height="0.609cm" svg:x="1.739cm" svg:y="17.101cm"><draw:text-box><text:p>Finance</text:p></draw:text-box></draw:frame><draw:frame text:anchor-type="paragraph" draw:z-index="93" draw:style-name="gr10" draw:text-style-name="P6" svg:width="2.091cm" svg:height="0.976cm" svg:x="9.465cm" svg:y="14.949cm"><draw:text-box><text:p><text:span text:style-name="T2">Head <text:s/>registar</text:span></text:p></draw:text-box></draw:frame><draw:frame text:anchor-type="paragraph" draw:z-index="94" draw:style-name="gr3" draw:text-style-name="P2" svg:width="2.594cm" svg:height="0.976cm" svg:x="1.476cm" svg:y="14.923cm"><draw:text-box><text:p>Correspondent</text:p></draw:text-box></draw:frame><draw:line text:anchor-type="paragraph" draw:z-index="83" draw:style-name="gr6" draw:text-style-name="P4" svg:x1="5.02cm" svg:y1="7.694cm" svg:x2="13.884cm" svg:y2="7.588cm"><text:p/></draw:line><draw:line text:anchor-type="paragraph" draw:z-index="95" draw:style-name="gr6" draw:text-style-name="P4" svg:x1="4.069cm" svg:y1="15.223cm" svg:x2="8.962cm" svg:y2="15.117cm"><text:p/></draw:line><draw:frame text:anchor-type="paragraph" draw:z-index="96" draw:style-name="gr8" draw:text-style-name="P5" svg:width="3.705cm" svg:height="0.814cm" svg:x="4.755cm" svg:y="14.409cm"><draw:text-box><text:p><text:span text:style-name="T1">1.Request funds</text:span></text:p><text:p><text:span text:style-name="T1">2.Approve funds</text:span></text:p></draw:text-box></draw:frame><draw:line text:anchor-type="paragraph" draw:z-index="97" draw:style-name="gr6" draw:text-style-name="P4" svg:x1="3.99cm" svg:y1="17.167cm" svg:x2="8.962cm" svg:y2="15.117cm"><text:p/></draw:line><draw:frame text:anchor-type="paragraph" draw:z-index="98" draw:style-name="gr8" draw:text-style-name="P5" svg:width="3.705cm" svg:height="0.814cm" svg:x="5.39cm" svg:y="16.558cm"><draw:text-box><text:p><text:span text:style-name="T1">2.Update Financ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5" draw:style-name="gr4" draw:text-style-name="P3" svg:width="2.834cm" svg:height="1.22cm" svg:x="9.544cm" svg:y="0.45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108" draw:style-name="gr10" draw:text-style-name="P6" svg:width="2.091cm" svg:height="0.555cm" svg:x="9.915cm" svg:y="0.206cm"><draw:text-box><text:p><text:span text:style-name="T2">Database</text:span></text:p></draw:text-box></draw:frame></text:p>
      <text:p text:style-name="Standard"><draw:line text:anchor-type="paragraph" draw:z-index="106" draw:style-name="gr6" draw:text-style-name="P4" svg:x1="3.99cm" svg:y1="2.335cm" svg:x2="9.544cm" svg:y2="0.09cm"><text:p/></draw:line></text:p>
      <text:p text:style-name="Standard"/>
      <text:p text:style-name="Standard"><draw:custom-shape text:anchor-type="paragraph" draw:z-index="99" draw:style-name="gr4" draw:text-style-name="P3" svg:width="2.834cm" svg:height="1.22cm" svg:x="1.21cm" svg:y="0.143cm"><text:p/><draw:enhanced-geometry svg:viewBox="0 0 21600 21600" draw:type="rectangle" draw:enhanced-path="M 0 0 L 21600 0 21600 21600 0 21600 0 0 Z N"/></draw:custom-shape><draw:frame text:anchor-type="paragraph" draw:z-index="103" draw:style-name="gr10" draw:text-style-name="P6" svg:width="2.091cm" svg:height="0.976cm" svg:x="1.686cm" svg:y="0.386cm"><draw:text-box><text:p><text:span text:style-name="T2">Head <text:s/>registar</text:span></text:p></draw:text-box></draw:frame><draw:frame text:anchor-type="paragraph" draw:z-index="107" draw:style-name="gr8" draw:text-style-name="P5" svg:width="3.705cm" svg:height="0.814cm" svg:x="6.766cm" svg:y="0.152cm"><draw:text-box><text:p><text:span text:style-name="T1">1.Enter expenses</text:span></text:p></draw:text-box></draw:frame></text:p>
      <text:p text:style-name="Standard"><draw:custom-shape text:anchor-type="paragraph" draw:z-index="100" draw:style-name="gr4" draw:text-style-name="P3" svg:width="2.834cm" svg:height="1.22cm" svg:x="9.465cm" svg:y="0.132cm"><text:p/><draw:enhanced-geometry svg:viewBox="0 0 21600 21600" draw:type="rectangle" draw:enhanced-path="M 0 0 L 21600 0 21600 21600 0 21600 0 0 Z N"/></draw:custom-shape><draw:frame text:anchor-type="paragraph" draw:z-index="102" draw:style-name="gr2" draw:text-style-name="P2" svg:width="2.091cm" svg:height="0.609cm" svg:x="9.677cm" svg:y="0.478cm"><draw:text-box><text:p>Finance</text:p></draw:text-box></draw:frame></text:p>
      <text:p text:style-name="Standard"><draw:line text:anchor-type="paragraph" draw:z-index="101" draw:style-name="gr6" draw:text-style-name="P4" svg:x1="4.043cm" svg:y1="0.385cm" svg:x2="9.465cm" svg:y2="0.389cm"><text:p/></draw:line><draw:frame text:anchor-type="paragraph" draw:z-index="104" draw:style-name="gr8" draw:text-style-name="P5" svg:width="3.705cm" svg:height="0.814cm" svg:x="5.046cm" svg:y="0.388cm"><draw:text-box><text:p><text:span text:style-name="T1">1.Update finance</text:span></text:p></draw:text-box></draw:frame></text:p>
      <text:p text:style-name="Standard"/>
      <text:p text:style-name="Standard"/>
      <text:p text:style-name="Standard"><draw:frame text:anchor-type="paragraph" draw:z-index="114" draw:style-name="gr8" draw:text-style-name="P5" svg:width="3.705cm" svg:height="0.814cm" svg:x="4.914cm" svg:y="0.164cm"><draw:text-box><text:p><text:span text:style-name="T1">1.View/Update registar and head registar details</text:span></text:p></draw:text-box></draw:frame><draw:custom-shape text:anchor-type="paragraph" draw:z-index="110" draw:style-name="gr4" draw:text-style-name="P3" svg:width="2.834cm" svg:height="1.22cm" svg:x="9.068cm" svg:y="0.291cm"><text:p/><draw:enhanced-geometry svg:viewBox="0 0 21600 21600" draw:type="rectangle" draw:enhanced-path="M 0 0 L 21600 0 21600 21600 0 21600 0 0 Z N"/></draw:custom-shape><draw:custom-shape text:anchor-type="paragraph" draw:z-index="109" draw:style-name="gr4" draw:text-style-name="P3" svg:width="2.834cm" svg:height="1.22cm" svg:x="1.342cm" svg:y="0.37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111" draw:style-name="gr10" draw:text-style-name="P6" svg:width="2.091cm" svg:height="0.555cm" svg:x="9.333cm" svg:y="0.18cm"><draw:text-box><text:p><text:span text:style-name="T2">Database</text:span></text:p></draw:text-box></draw:frame><draw:frame text:anchor-type="paragraph" draw:z-index="112" draw:style-name="gr3" draw:text-style-name="P2" svg:width="2.594cm" svg:height="0.976cm" svg:x="1.582cm" svg:y="0.127cm"><draw:text-box><text:p>Correspondent</text:p></draw:text-box></draw:frame></text:p>
      <text:p text:style-name="Standard"><draw:line text:anchor-type="paragraph" draw:z-index="113" draw:style-name="gr6" draw:text-style-name="P4" svg:x1="4.175cm" svg:y1="0.004cm" svg:x2="9.068cm" svg:y2="0.004cm"><text:p/></draw:line></text:p>
      <text:p text:style-name="Standard"/>
      <text:p text:style-name="Standard"/>
      <text:p text:style-name="Standard"/>
      <text:p text:style-name="Standard"><draw:custom-shape text:anchor-type="paragraph" draw:z-index="115" draw:style-name="gr4" draw:text-style-name="P3" svg:width="2.834cm" svg:height="1.22cm" svg:x="0.601cm" svg:y="1.401cm"><text:p/><draw:enhanced-geometry svg:viewBox="0 0 21600 21600" draw:type="rectangle" draw:enhanced-path="M 0 0 L 21600 0 21600 21600 0 21600 0 0 Z N"/></draw:custom-shape><draw:custom-shape text:anchor-type="paragraph" draw:z-index="116" draw:style-name="gr4" draw:text-style-name="P3" svg:width="2.834cm" svg:height="1.22cm" svg:x="9.491cm" svg:y="1.427cm"><text:p/><draw:enhanced-geometry svg:viewBox="0 0 21600 21600" draw:type="rectangle" draw:enhanced-path="M 0 0 L 21600 0 21600 21600 0 21600 0 0 Z N"/></draw:custom-shape><draw:line text:anchor-type="paragraph" draw:z-index="117" draw:style-name="gr6" draw:text-style-name="P4" svg:x1="3.434cm" svg:y1="1.904cm" svg:x2="9.491cm" svg:y2="1.893cm"><text:p/></draw:line><draw:frame text:anchor-type="paragraph" draw:z-index="118" draw:style-name="gr8" draw:text-style-name="P5" svg:width="3.705cm" svg:height="0.814cm" svg:x="4.57cm" svg:y="1.08cm"><draw:text-box><text:p><text:span text:style-name="T1">1.View/Update student, teacher and staff details</text:span></text:p></draw:text-box></draw:frame><draw:frame text:anchor-type="paragraph" draw:z-index="119" draw:style-name="gr10" draw:text-style-name="P6" svg:width="2.091cm" svg:height="0.555cm" svg:x="9.888cm" svg:y="1.75cm"><draw:text-box><text:p><text:span text:style-name="T2">Database</text:span></text:p></draw:text-box></draw:frame><draw:frame text:anchor-type="paragraph" draw:z-index="120" draw:style-name="gr10" draw:text-style-name="P6" svg:width="2.091cm" svg:height="0.555cm" svg:x="0.972cm" svg:y="1.67cm"><draw:text-box><text:p><text:span text:style-name="T2">Registar</text:span></text:p></draw:text-box></draw:frame><draw:custom-shape text:anchor-type="paragraph" draw:z-index="121" draw:style-name="gr4" draw:text-style-name="P3" svg:width="2.834cm" svg:height="1.22cm" svg:x="0.496cm" svg:y="4.814cm"><text:p/><draw:enhanced-geometry svg:viewBox="0 0 21600 21600" draw:type="rectangle" draw:enhanced-path="M 0 0 L 21600 0 21600 21600 0 21600 0 0 Z N"/></draw:custom-shape><draw:custom-shape text:anchor-type="paragraph" draw:z-index="122" draw:style-name="gr11" draw:text-style-name="P3" svg:width="4.472cm" svg:height="2.715cm" svg:x="9.544cm" svg:y="4.364cm"><text:p/><draw:enhanced-geometry svg:viewBox="0 0 21600 21600" draw:type="rectangle" draw:enhanced-path="M 0 0 L 21600 0 21600 21600 0 21600 0 0 Z N"/></draw:custom-shape><draw:custom-shape text:anchor-type="paragraph" draw:z-index="123" draw:style-name="gr4" draw:text-style-name="P3" svg:width="2.834cm" svg:height="1.22cm" svg:x="5.867cm" svg:y="7.343cm"><text:p/><draw:enhanced-geometry svg:viewBox="0 0 21600 21600" draw:type="rectangle" draw:enhanced-path="M 0 0 L 21600 0 21600 21600 0 21600 0 0 Z N"/></draw:custom-shape><draw:line text:anchor-type="paragraph" draw:z-index="124" draw:style-name="gr6" draw:text-style-name="P4" svg:x1="3.328cm" svg:y1="5.396cm" svg:x2="5.866cm" svg:y2="8.254cm"><text:p/></draw:line><draw:line text:anchor-type="paragraph" draw:z-index="125" draw:style-name="gr6" draw:text-style-name="P4" svg:x1="3.328cm" svg:y1="5.396cm" svg:x2="5.866cm" svg:y2="8.254cm"><text:p/></draw:line><draw:line text:anchor-type="paragraph" draw:z-index="126" draw:style-name="gr6" draw:text-style-name="P4" svg:x1="3.328cm" svg:y1="5.396cm" svg:x2="9.544cm" svg:y2="5.359cm"><text:p/></draw:line><draw:frame text:anchor-type="paragraph" draw:z-index="127" draw:style-name="gr10" draw:text-style-name="P6" svg:width="2.091cm" svg:height="0.555cm" svg:x="6.052cm" svg:y="7.571cm"><draw:text-box><text:p><text:span text:style-name="T2">Database</text:span></text:p></draw:text-box></draw:frame><draw:frame text:anchor-type="paragraph" draw:z-index="128" draw:style-name="gr3" draw:text-style-name="P6" svg:width="2.567cm" svg:height="0.976cm" svg:x="0.654cm" svg:y="5.242cm"><draw:text-box><text:p><text:span text:style-name="T2">Correspondent</text:span></text:p></draw:text-box></draw:frame><draw:frame text:anchor-type="paragraph" draw:z-index="129" draw:style-name="gr12" draw:text-style-name="P6" svg:width="3.017cm" svg:height="2.437cm" svg:x="10.153cm" svg:y="4.554cm"><draw:text-box><text:p><text:span text:style-name="T2">Registar</text:span></text:p><text:p><text:span text:style-name="T2">Head registar</text:span></text:p><text:p><text:span text:style-name="T2">Teacher</text:span></text:p><text:p><text:span text:style-name="T2">Staff</text:span></text:p></draw:text-box></draw:frame><draw:frame text:anchor-type="paragraph" draw:z-index="130" draw:style-name="gr8" draw:text-style-name="P5" svg:width="3.705cm" svg:height="0.814cm" svg:x="4.782cm" svg:y="4.546cm"><draw:text-box><text:p><text:span text:style-name="T1">1.Add bonus salaries</text:span></text:p></draw:text-box></draw:frame><draw:frame text:anchor-type="paragraph" draw:z-index="131" draw:style-name="gr8" draw:text-style-name="P5" svg:width="3.705cm" svg:height="0.814cm" svg:x="4.755cm" svg:y="6.53cm"><draw:text-box><text:p><text:span text:style-name="T1">1.Update salaries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32" draw:style-name="gr4" draw:text-style-name="P3" svg:width="2.834cm" svg:height="1.22cm" svg:x="0.496cm" svg:y="0.369cm"><text:p/><draw:enhanced-geometry svg:viewBox="0 0 21600 21600" draw:type="rectangle" draw:enhanced-path="M 0 0 L 21600 0 21600 21600 0 21600 0 0 Z N"/></draw:custom-shape><draw:custom-shape text:anchor-type="paragraph" draw:z-index="133" draw:style-name="gr13" draw:text-style-name="P3" svg:width="4.657cm" svg:height="3.202cm" svg:x="10.179cm" svg:y="0.21cm"><text:p/><draw:enhanced-geometry svg:viewBox="0 0 21600 21600" draw:type="rectangle" draw:enhanced-path="M 0 0 L 21600 0 21600 21600 0 21600 0 0 Z N"/></draw:custom-shape><draw:frame text:anchor-type="paragraph" draw:z-index="135" draw:style-name="gr12" draw:text-style-name="P6" svg:width="3.017cm" svg:height="2.437cm" svg:x="10.656cm" svg:y="0.48cm"><draw:text-box><text:p><text:span text:style-name="T2">Registar</text:span></text:p><text:p><text:span text:style-name="T2">Head registar</text:span></text:p><text:p><text:span text:style-name="T2">Teacher</text:span></text:p><text:p><text:span text:style-name="T2">Staff</text:span></text:p></draw:text-box></draw:frame><draw:frame text:anchor-type="paragraph" draw:z-index="140" draw:style-name="gr8" draw:text-style-name="P5" svg:width="3.705cm" svg:height="0.814cm" svg:x="5.311cm" svg:y="0.233cm"><draw:text-box><text:p><text:span text:style-name="T1">1.Pay Salaries</text:span></text:p></draw:text-box></draw:frame></text:p>
      <text:p text:style-name="Standard"><draw:frame text:anchor-type="paragraph" draw:z-index="137" draw:style-name="gr3" draw:text-style-name="P6" svg:width="2.62cm" svg:height="0.976cm" svg:x="0.496cm" svg:y="0.178cm"><draw:text-box><text:p><text:span text:style-name="T2">Correspondent</text:span></text:p></draw:text-box></draw:frame><draw:line text:anchor-type="paragraph" draw:z-index="138" draw:style-name="gr6" draw:text-style-name="P4" svg:x1="3.328cm" svg:y1="0.22cm" svg:x2="10.179cm" svg:y2="0.199cm"><text:p/></draw:line><draw:line text:anchor-type="paragraph" draw:z-index="139" draw:style-name="gr6" draw:text-style-name="P4" svg:x1="3.328cm" svg:y1="0.22cm" svg:x2="5.84cm" svg:y2="2.157cm"><text:p/></draw:line></text:p>
      <text:p text:style-name="Standard"><draw:custom-shape text:anchor-type="paragraph" draw:z-index="134" draw:style-name="gr4" draw:text-style-name="P3" svg:width="2.834cm" svg:height="1.22cm" svg:x="5.84cm" svg:y="1.67cm"><text:p/><draw:enhanced-geometry svg:viewBox="0 0 21600 21600" draw:type="rectangle" draw:enhanced-path="M 0 0 L 21600 0 21600 21600 0 21600 0 0 Z N"/></draw:custom-shape><draw:frame text:anchor-type="paragraph" draw:z-index="136" draw:style-name="gr10" draw:text-style-name="P6" svg:width="2.091cm" svg:height="0.555cm" svg:x="6.184cm" svg:y="1.951cm"><draw:text-box><text:p><text:span text:style-name="T2">Finance</text:span></text:p></draw:text-box></draw:frame><draw:frame text:anchor-type="paragraph" draw:z-index="141" draw:style-name="gr8" draw:text-style-name="P5" svg:width="3.705cm" svg:height="0.814cm" svg:x="4.914cm" svg:y="0.545cm"><draw:text-box><text:p><text:span text:style-name="T1">1.Update financ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57S</meta:editing-duration>
    <meta:editing-cycles>9</meta:editing-cycles>
    <meta:generator>LibreOffice/5.0.4.2$Windows_X86_64 LibreOffice_project/2b9802c1994aa0b7dc6079e128979269cf95bc78</meta:generator>
    <dc:date>2017-03-01T14:04:20.440000000</dc:date>
    <meta:document-statistic meta:table-count="0" meta:image-count="0" meta:object-count="0" meta:page-count="3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